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a5ea" officeooo:paragraph-rsid="0001a5ea"/>
    </style:style>
    <style:style style:name="P2" style:family="paragraph" style:parent-style-name="Standard">
      <style:paragraph-properties fo:text-align="center" style:justify-single-word="false"/>
      <style:text-properties officeooo:rsid="0001a5ea" officeooo:paragraph-rsid="0001a5ea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paragraph-rsid="0001a5ea"/>
    </style:style>
    <style:style style:name="T1" style:family="text">
      <style:text-properties officeooo:rsid="0001a5ea"/>
    </style:style>
    <style:style style:name="T2" style:family="text">
      <style:text-properties officeooo:rsid="0003df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DdeLink__3_2115824984"/>FUNDAÇÃO UNIVERSIDADE FEDERAL DO RIO GRANDE</text:p>
      <text:p text:style-name="P2">CENTRO DE CIÊNCIAS COMPUTACIONAIS – C3</text:p>
      <text:p text:style-name="P2">Mestrado em Engenharia de Computação</text:p>
      <text:p text:style-name="P2">Disciplina de Arquitetura de Computadores – Turma U</text:p>
      <text:p text:style-name="P2">146726 – Leonardo da Silva Correa</text:p>
      <text:p text:style-name="P1"/>
      <text:p text:style-name="P1"/>
      <text:p text:style-name="P3"><text:span text:style-name="T1">A expectativa com a disciplina de Arquitetura de Computadores é relembrar os conceitos vistos na graduação de Engenharia de Computação. Além disso, a maior motivação com a disciplina é atualizar os conhecimentos arquiteturais de dispositivos mais modernos. Estes evoluiram desde a graduação e não me atualizei com os novos conceitos. Por fim, compreendo que o conteúdo clássico de arquitetura não mudou, no entanto, espero ter a oportunidade de compreender a evolução de arquiteturas de dispositivos móveis e microcontroladores com mais profundidade. Esses tiveram um salto tecnológico impressionante na última década, e suas arquiteturas devem ter sofrido algumas alterações para tal evolução.</text:span><text:bookmark-end text:name="__DdeLink__3_2115824984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3-31T23:13:37.640671650</meta:creation-date>
    <dc:date>2021-03-31T23:38:28.300866559</dc:date>
    <meta:editing-duration>PT3M49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1" meta:paragraph-count="6" meta:word-count="129" meta:character-count="895" meta:non-whitespace-character-count="769"/>
  </office:meta>
</office:document-meta>
</file>